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f31" officeooo:paragraph-rsid="001a2f31"/>
    </style:style>
    <style:style style:name="P2" style:family="paragraph" style:parent-style-name="Standard">
      <style:text-properties officeooo:rsid="001a2f31" officeooo:paragraph-rsid="001a2f31"/>
    </style:style>
    <style:style style:name="P3" style:family="paragraph" style:parent-style-name="Standard">
      <style:text-properties officeooo:rsid="001a2f31" officeooo:paragraph-rsid="0027175a"/>
    </style:style>
    <style:style style:name="P4" style:family="paragraph" style:parent-style-name="Standard">
      <style:text-properties officeooo:paragraph-rsid="001a2f31"/>
    </style:style>
    <style:style style:name="P5" style:family="paragraph" style:parent-style-name="Standard">
      <style:text-properties officeooo:paragraph-rsid="0024757a"/>
    </style:style>
    <style:style style:name="T1" style:family="text">
      <style:text-properties officeooo:rsid="001ae32d"/>
    </style:style>
    <style:style style:name="T2" style:family="text">
      <style:text-properties officeooo:rsid="001cc1c8"/>
    </style:style>
    <style:style style:name="T3" style:family="text">
      <style:text-properties officeooo:rsid="001dadc9"/>
    </style:style>
    <style:style style:name="T4" style:family="text">
      <style:text-properties officeooo:rsid="0021b83d"/>
    </style:style>
    <style:style style:name="T5" style:family="text">
      <style:text-properties officeooo:rsid="001a2f31"/>
    </style:style>
    <style:style style:name="T6" style:family="text">
      <style:text-properties officeooo:rsid="0024757a"/>
    </style:style>
    <style:style style:name="T7" style:family="text">
      <style:text-properties officeooo:rsid="0025ebb2"/>
    </style:style>
    <style:style style:name="T8" style:family="text">
      <style:text-properties officeooo:rsid="0027175a"/>
    </style:style>
    <style:style style:name="T9" style:family="text">
      <style:text-properties officeooo:rsid="00278028"/>
    </style:style>
    <style:style style:name="T10" style:family="text">
      <style:text-properties officeooo:rsid="002911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yecto landing page</text:p>
      <text:p text:style-name="P1"/>
      <text:p text:style-name="P1">Replica Web</text:p>
      <text:p text:style-name="P1"/>
      <text:p text:style-name="P1">Requerimientos técnicos <text:s/></text:p>
      <text:p text:style-name="P1"/>
      <text:p text:style-name="P1"><text:s text:c="4"/>Será un sprint de 3 días hábiles.</text:p>
      <text:p text:style-name="P1"/>
      <text:p text:style-name="P1"><text:s text:c="4"/>Código css </text:p>
      <text:p text:style-name="P1"/>
      <text:p text:style-name="P1"><text:s text:c="4"/>La página DEBE cumplir con la paleta de colores.</text:p>
      <text:p text:style-name="P1"><text:s text:c="4"/>La página DEBE cumplir con la fuente .</text:p>
      <text:p text:style-name="P1"><text:s text:c="4"/>La página DEBE cumplir con la iconografía.</text:p>
      <text:p text:style-name="P1"/>
      <text:p text:style-name="P1"><text:s text:c="4"/>Menú</text:p>
      <text:p text:style-name="P1"><text:s text:c="13"/>Nav</text:p>
      <text:p text:style-name="P1"><text:s text:c="4"/>La nav bar DEBE mostrar en qué parte de la página está el usuario, cambiando de color.</text:p>
      <text:p text:style-name="P1"><text:s text:c="4"/>Los botones DEBERÍAN ser clickables.</text:p>
      <text:p text:style-name="P1"><text:s text:c="4"/>La navbar debe ser estática y no moverse cuando se haga scroll en la página.</text:p>
      <text:p text:style-name="P1"><text:s text:c="4"/></text:p>
      <text:p text:style-name="P1"><text:s text:c="4"/>Boton en nav <text:s/>Feedback</text:p>
      <text:p text:style-name="P1"><text:s text:c="3"/></text:p>
      <text:p text:style-name="P1"><text:s text:c="4"/>El botón de enviar Feddback Debe llevar a la página de educamás en la parte de contacto.</text:p>
      <text:p text:style-name="P1"><text:s text:c="4"/><text:span text:style-name="T1">Url https://educamas.com.co/contacto/</text:span></text:p>
      <text:p text:style-name="P1"><text:s text:c="4"/>El botón de enviar Feddback Debe llevar el ícono como en la réplica.</text:p>
      <text:p text:style-name="P1"><text:s text:c="4"/></text:p>
      <text:p text:style-name="P5"><text:span text:style-name="T5"><text:s text:c="4"/></text:span><text:span text:style-name="T4">recurso</text:span><text:span text:style-name="T6">s:</text:span></text:p>
      <text:p text:style-name="P5"><text:span text:style-name="T4"><text:s text:c="3"/>boton feedback (</text:span><text:span text:style-name="Source_20_Text">&lt;i class="bi bi-chat-text"&gt;&lt;/i&gt;</text:span><text:span text:style-name="Source_20_Text"><text:span text:style-name="T4">)</text:span></text:span></text:p>
      <text:p text:style-name="P5"><text:span text:style-name="Source_20_Text"><text:s text:c="12"/></text:span><text:span text:style-name="Source_20_Text"><text:span text:style-name="T10">(</text:span></text:span><text:span text:style-name="Source_20_Text">&lt;i class="bi bi-chat-text-fill"&gt;&lt;/i&gt; </text:span><text:span text:style-name="Source_20_Text"><text:span text:style-name="T10">) fondo negro.</text:span></text:span></text:p>
      <text:p text:style-name="P5"><text:span text:style-name="Source_20_Text"/></text:p>
      <text:p text:style-name="P4"><text:span text:style-name="T5"><text:s text:c="4"/></text:span><text:span text:style-name="T6">x-circle <text:s text:c="9"/>( </text:span><text:span text:style-name="Source_20_Text">&lt;i class="bi bi-x-circle"&gt;&lt;/i&gt; <text:s/></text:span><text:span text:style-name="Source_20_Text"><text:span text:style-name="T6">)</text:span></text:span></text:p>
      <text:p text:style-name="P4"><text:span text:style-name="T5"><text:s text:c="4"/></text:span><text:span text:style-name="T6">x <text:s text:c="19"/>( </text:span><text:span text:style-name="Source_20_Text">&lt;i class="bi bi-x"&gt;&lt;/i&gt; </text:span><text:span text:style-name="Source_20_Text"><text:span text:style-name="T6">)</text:span></text:span></text:p>
      <text:p text:style-name="P4"><text:span text:style-name="Source_20_Text"><text:s text:c="2"/></text:span><text:span text:style-name="Source_20_Text"><text:span text:style-name="T7">circle <text:s/>( </text:span></text:span><text:span text:style-name="Source_20_Text">&lt;i class="bi bi-circle"&gt;&lt;/i&gt; </text:span><text:span text:style-name="Source_20_Text"><text:span text:style-name="T7">)</text:span></text:span></text:p>
      <text:p text:style-name="P4"><text:span text:style-name="Source_20_Text"><text:s text:c="3"/></text:span></text:p>
      <text:p text:style-name="P4"><text:span text:style-name="Source_20_Text"><text:s text:c="2"/></text:span><text:span text:style-name="Source_20_Text"><text:span text:style-name="T8">font:</text:span></text:span></text:p>
      <text:p text:style-name="P4"><text:span text:style-name="Source_20_Text"><text:s text:c="2"/></text:span><text:span text:style-name="Source_20_Text"><text:span text:style-name="T8">menu “</text:span></text:span><text:span text:style-name="Source_20_Text"><text:span text:style-name="T9">Kanit</text:span></text:span><text:span text:style-name="Source_20_Text"><text:span text:style-name="T8">”</text:span></text:span></text:p>
      <text:p text:style-name="P4"><text:span text:style-name="Source_20_Text"><text:s text:c="2"/></text:span></text:p>
      <text:p text:style-name="P4"><text:span text:style-name="Source_20_Text"/></text:p>
      <text:p text:style-name="P3"><text:s/></text:p>
      <text:p text:style-name="P3"><text:s text:c="2"/></text:p>
      <text:p text:style-name="P1"><text:s text:c="3"/>imagen contien<text:span text:style-name="T2">e</text:span></text:p>
      <text:p text:style-name="P1"/>
      <text:p text:style-name="P1"><text:s text:c="4"/>El celular Debe tener el video reproduciéndose en todo momento.</text:p>
      <text:p text:style-name="P1"><text:s text:c="4"/>El botón de Prográmate Educamás debe llevar a la página web de </text:p>
      <text:p text:style-name="P1"><text:s text:c="4"/>Educamás en la sección de prográmate.</text:p>
      <text:p text:style-name="P1"><text:s text:c="4"/></text:p>
      <text:p text:style-name="P1"><text:s text:c="3"/><text:span text:style-name="T2">footer</text:span></text:p>
      <text:p text:style-name="P1"><text:s text:c="5"/></text:p>
      <text:p text:style-name="P1"><text:s text:c="5"/><text:span text:style-name="T2">Programate 2022 <text:s text:c="3"/></text:span><text:span text:style-name="T3">codigo css cia <text:s/>&amp;copy;</text:span></text:p>
      <text:p text:style-name="P1"><text:soft-page-break/><text:s text:c="5"/><text:span text:style-name="T2">Terminos . Condiciones . Educamas</text:span></text:p>
      <text:p text:style-name="P1"/>
      <text:p text:style-name="P1"><text:s text:c="4"/>Practicas de desarrrollo</text:p>
      <text:p text:style-name="P1"/>
      <text:p text:style-name="P1"><text:s text:c="4"/>El código DEBE ser ordenado, identado, semántico </text:p>
      <text:p text:style-name="P1"><text:s text:c="4"/>y con buenas prácticas de desarrollo: clean code.</text:p>
      <text:p text:style-name="P1"/>
      <text:p text:style-name="P1"><text:s text:c="4"/>Tecnología a utilizar</text:p>
      <text:p text:style-name="P1"/>
      <text:p text:style-name="P1"><text:s text:c="4"/>La distribución del contenido DEBERÍA hacerse con Flex-box o Grid system.</text:p>
      <text:p text:style-name="P1"><text:s text:c="4"/></text:p>
      <text:p text:style-name="P1"><text:s text:c="4"/>Mockup de ejemplo:</text:p>
      <text:p text:style-name="P1"/>
      <text:p text:style-name="P1"><text:s text:c="4"/>Los tamaños de los elementos DEBEN ser iguales a los elementos del mockup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8:47:25.322678871</meta:creation-date>
    <dc:date>2022-01-14T16:43:06.696992409</dc:date>
    <meta:editing-duration>PT4H22M7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2" meta:paragraph-count="49" meta:word-count="238" meta:character-count="1668" meta:non-whitespace-character-count="1243"/>
  </office:meta>
</office:document-meta>
</file>